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list-style-name="LFO1" style:family="paragraph">
      <style:paragraph-properties fo:margin-bottom="0in" fo:line-height="100%"/>
      <style:text-properties fo:color="#FF0000"/>
    </style:style>
    <style:style style:name="P66" style:parent-style-name="ListParagraph" style:list-style-name="LFO1" style:family="paragraph">
      <style:paragraph-properties fo:margin-bottom="0in" fo:line-height="100%"/>
      <style:text-properties fo:color="#FF0000"/>
    </style:style>
    <style:style style:name="P67" style:parent-style-name="ListParagraph" style:list-style-name="LFO1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FF0000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 betaling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 20 UC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sletter en betaling for en given kursist.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Nil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kursisten skal være tilmeldt et kursus, og der skal være oprettet en faktura med betalinger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Admin ønsker at slette en betaling for en given kursist og er på denne kursists side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admin trykker på det røde kryds i kolonnen ”slet”</text:p>
              </text:list-item>
              <text:list-item>
                <text:p text:style-name="P66">admin bekræfter at sletning er ønsket</text:p>
              </text:list-item>
              <text:list-item>
                <text:p text:style-name="P67">betalingen er slettet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ost betingelser:</text:p>
          </table:table-cell>
          <table:table-cell table:style-name="TableCell77">
            <text:p text:style-name="P78">admin har slettet en betaling for en given kursist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Allan Søndergaard</text:p>
          </table:table-cell>
        </table:table-row>
        <table:table-row table:style-name="TableRow84">
          <table:table-cell table:style-name="TableCell85">
            <text:p text:style-name="P86">Revision &amp; Date: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 Holm Søndergaard</dc:creator>
    <meta:creation-date>2017-10-29T15:13:00Z</meta:creation-date>
    <dc:date>2017-10-29T15:17:00Z</dc:date>
    <meta:template xlink:href="Normal" xlink:type="simple"/>
    <meta:editing-cycles>4</meta:editing-cycles>
    <meta:editing-duration>PT60S</meta:editing-duration>
    <meta:document-statistic meta:page-count="1" meta:paragraph-count="1" meta:word-count="99" meta:character-count="703" meta:row-count="5" meta:non-whitespace-character-count="605"/>
  </office:meta>
</office:document-meta>
</file>